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nstead, I want to treat day-to-day life like a game of ball. I want to play through daily life like how MJ played the ball game. The seemingly never-ending determination to win, the highs and the lows, the failures and the comebacks, and just the sheer performance. I cannot perform like him, but he has inspired me. To know when to temporise and rest, to know when to fight, and to know when to go all out. If I play the game of life.... Life can be fun. To master the game of life...</text:p>
      <text:p text:style-name="Normal">I could ask Jordan if playing basketball was fun, but I don’t need to, I would know the answer. And yet, in the middle of playing it, right after fuck ups or in the most stressful situations, it can’t be fun. Because... There’s fun, and there’s the real fun. The first is just when positive emotions abound, and it’s all smile and games. But the second... That’s the real deal. It’s the one full of emotions, of ups and downs, it’s the moments you’ll hate when you live them, the same moments that make life worth living, the same moments that you can look back on and think “yeah, this was the shit.”</text:p>
      <text:p text:style-name="Normal">I want to enjoy life. I want to wake up everyday and be ecstatic that I got up, ecstatic that my eyes opened, so that I can enjoy the game of living one more day. I want to enjoy life.</text:p>
      <text:p text:style-name="Normal">Let’s play this game of lif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